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640000004243EED2303.jpg"/>
  <manifest:file-entry manifest:media-type="image/jpeg" manifest:full-path="Pictures/10000000000004B00000031B341F608C.jpg"/>
  <manifest:file-entry manifest:media-type="image/png" manifest:full-path="Pictures/100002010000022E00000251F288A1F4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pitch="variable" style:font-charset="x-symbol"/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1" svg:font-family="Chalkduster" style:font-family-generic="system" style:font-pitch="variable"/>
  </office:font-face-decls>
  <office:automatic-styles>
    <style:style style:name="P1" style:family="paragraph" style:parent-style-name="Header">
      <style:text-properties fo:font-size="13pt" style:font-size-asian="13pt" style:font-size-complex="13pt"/>
    </style:style>
    <style:style style:name="P2" style:family="paragraph" style:parent-style-name="Footer">
      <style:text-properties fo:font-size="15pt" style:font-size-asian="15pt" style:font-size-complex="15pt"/>
    </style:style>
    <style:style style:name="P3" style:family="paragraph" style:parent-style-name="Standard">
      <style:paragraph-properties fo:text-align="center" style:justify-single-word="false" fo:background-color="transparent">
        <style:background-image/>
      </style:paragraph-properties>
    </style:style>
    <style:style style:name="P4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ccffff" style:font-name="Bradley Hand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200%" fo:text-align="center" style:justify-single-word="false" fo:background-color="transparent">
        <style:tab-stops>
          <style:tab-stop style:position="0.99cm"/>
          <style:tab-stop style:position="19.463cm"/>
        </style:tab-stops>
        <style:background-image/>
      </style:paragraph-properties>
    </style:style>
    <style:style style:name="P6" style:family="paragraph" style:parent-style-name="Standard">
      <style:paragraph-properties fo:text-align="center" style:justify-single-word="false" fo:break-before="page" fo:background-color="transparent">
        <style:background-image/>
      </style:paragraph-properties>
    </style:style>
    <style:style style:name="P7" style:family="paragraph" style:parent-style-name="Standard" style:master-page-name="">
      <style:paragraph-properties fo:margin-left="0.99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8" style:family="paragraph" style:parent-style-name="Standard">
      <style:paragraph-properties fo:margin-left="0.99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9" style:family="paragraph" style:parent-style-name="Standard">
      <style:paragraph-properties fo:margin-left="0.99cm" fo:margin-right="0.887cm" fo:text-align="center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0" style:family="paragraph" style:parent-style-name="Standard">
      <style:paragraph-properties fo:margin-left="0.432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1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2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transparent">
        <style:background-image/>
      </style:paragraph-properties>
      <style:text-properties fo:color="#ffffcc" style:font-name="Apple SD Gothic Neo" fo:font-size="15pt" style:font-size-asian="15pt" style:font-size-complex="15pt" fo:hyphenate="false" fo:hyphenation-remain-char-count="0" fo:hyphenation-push-char-count="0"/>
    </style:style>
    <style:style style:name="P13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transparent">
        <style:background-image/>
      </style:paragraph-properties>
      <style:text-properties fo:color="#ffcc99" style:font-name="Apple SD Gothic Neo" fo:font-size="15pt" style:font-size-asian="15pt" style:font-size-complex="15pt" fo:hyphenate="false" fo:hyphenation-remain-char-count="0" fo:hyphenation-push-char-count="0"/>
    </style:style>
    <style:style style:name="P14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reak-before="pag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5" style:family="paragraph" style:parent-style-name="Standard" style:master-page-name="">
      <style:paragraph-properties fo:margin-left="1.092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6" style:family="paragraph" style:parent-style-name="Standard" style:master-page-name="">
      <style:paragraph-properties fo:margin-left="1.041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7" style:family="paragraph" style:parent-style-name="Standard">
      <style:paragraph-properties fo:margin-left="1.041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8" style:family="paragraph" style:parent-style-name="Standard">
      <style:paragraph-properties loext:contextual-spacing="false" fo:margin-left="0cm" fo:margin-right="0cm" fo:margin-top="0.508cm" fo:margin-bottom="0cm" fo:text-align="center" style:justify-single-word="false" fo:text-indent="0cm" style:auto-text-indent="false" fo:break-before="page" fo:background-color="transparent">
        <style:tab-stops>
          <style:tab-stop style:position="0.99cm"/>
          <style:tab-stop style:position="19.463cm"/>
        </style:tab-stops>
        <style:background-image/>
      </style:paragraph-properties>
    </style:style>
    <style:style style:name="P19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4pt" fo:font-weight="normal" fo:background-color="transparent" style:font-size-asian="14pt" style:font-weight-asian="normal" style:font-size-complex="14pt" style:font-weight-complex="normal" fo:hyphenate="false" fo:hyphenation-remain-char-count="0" fo:hyphenation-push-char-count="0"/>
    </style:style>
    <style:style style:name="P20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3pt" fo:font-weight="bold" fo:background-color="transparent" style:font-size-asian="13pt" style:font-weight-asian="bold" style:font-size-complex="13pt" style:font-weight-complex="bold" fo:hyphenate="false" fo:hyphenation-remain-char-count="0" fo:hyphenation-push-char-count="0"/>
    </style:style>
    <style:style style:name="P21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2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Apple SD Gothic Neo" fo:font-size="14pt" fo:font-weight="normal" fo:background-color="transparent" style:font-size-asian="14pt" style:font-weight-asian="normal" style:font-size-complex="14pt" style:font-weight-complex="normal" fo:hyphenate="false" fo:hyphenation-remain-char-count="0" fo:hyphenation-push-char-count="0"/>
    </style:style>
    <style:style style:name="P23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4" style:family="paragraph" style:parent-style-name="Standard">
      <style:paragraph-properties fo:margin-left="0cm" fo:margin-right="0cm" fo:line-height="150%" fo:text-align="center" style:justify-single-word="false" fo:hyphenation-ladder-count="no-limit" fo:text-indent="0cm" style:auto-text-indent="false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4pt" fo:font-weight="normal" fo:background-color="transparent" style:font-size-asian="14pt" style:font-weight-asian="normal" style:font-size-complex="14pt" style:font-weight-complex="normal" fo:hyphenate="false" fo:hyphenation-remain-char-count="0" fo:hyphenation-push-char-count="0"/>
    </style:style>
    <style:style style:name="P25" style:family="paragraph" style:parent-style-name="Standard" style:master-page-name="">
      <style:paragraph-properties fo:margin-left="0cm" fo:margin-right="0cm" fo:margin-top="0cm" fo:margin-bottom="0.6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Apple SD Gothic Neo" fo:font-size="14pt" fo:font-weight="normal" fo:background-color="transparent" style:font-size-asian="14pt" style:font-weight-asian="normal" style:font-size-complex="14pt" style:font-weight-complex="normal" fo:hyphenate="false" fo:hyphenation-remain-char-count="0" fo:hyphenation-push-char-count="0"/>
    </style:style>
    <style:style style:name="P26" style:family="paragraph" style:parent-style-name="Standard" style:master-page-name="">
      <style:paragraph-properties fo:margin-left="0cm" fo:margin-right="0cm" fo:margin-top="0cm" fo:margin-bottom="0.6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7" style:family="paragraph" style:parent-style-name="Standard">
      <style:paragraph-properties fo:margin-left="0.953cm" fo:margin-right="0.635cm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ff99" style:font-name="Apple SD Gothic Neo" fo:hyphenate="false" fo:hyphenation-remain-char-count="0" fo:hyphenation-push-char-count="0"/>
    </style:style>
    <style:style style:name="P28" style:family="paragraph" style:parent-style-name="Standard">
      <style:paragraph-properties fo:margin-left="0.953cm" fo:margin-right="0.635cm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cc99" style:font-name="Apple SD Gothic Neo" fo:font-size="14pt" style:font-size-asian="14pt" style:font-size-complex="14pt" fo:hyphenate="false" fo:hyphenation-remain-char-count="0" fo:hyphenation-push-char-count="0"/>
    </style:style>
    <style:style style:name="P29" style:family="paragraph" style:parent-style-name="Standard" style:master-page-name="">
      <style:paragraph-properties fo:margin-left="0cm" fo:margin-right="0cm" fo:text-align="center" style:justify-single-word="false" fo:hyphenation-ladder-count="no-limit" fo:text-indent="-0.025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30" style:family="paragraph" style:parent-style-name="Standard">
      <style:paragraph-properties fo:margin-left="0cm" fo:margin-right="0cm" fo:text-align="center" style:justify-single-word="false" fo:hyphenation-ladder-count="no-limit" fo:text-indent="-0.025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31" style:family="paragraph" style:parent-style-name="Standard">
      <style:paragraph-properties fo:margin-left="0cm" fo:margin-right="0.482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32" style:family="paragraph" style:parent-style-name="Standard" style:master-page-name="">
      <style:paragraph-properties fo:margin-left="0cm" fo:margin-right="0.482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33" style:family="paragraph" style:parent-style-name="Standard" style:master-page-name="MP0">
      <style:paragraph-properties fo:text-align="start" style:justify-single-word="false" style:page-number="auto" fo:break-before="page" fo:background-color="transparent">
        <style:background-image/>
      </style:paragraph-properties>
    </style:style>
    <style:style style:name="P34" style:family="paragraph" style:parent-style-name="Standard" style:list-style-name="L1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35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36" style:family="paragraph" style:parent-style-name="Standard" style:list-style-name="L1">
      <style:paragraph-properties fo:margin-left="0cm" fo:margin-right="0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37" style:family="paragraph" style:parent-style-name="Standard">
      <style:paragraph-properties fo:margin-left="0cm" fo:margin-right="0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P38" style:family="paragraph" style:parent-style-name="Standard" style:list-style-name="L1" style:master-page-name="">
      <style:paragraph-properties fo:margin-left="0cm" fo:margin-right="0cm" fo:margin-top="0.6cm" fo:margin-bottom="0.6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39" style:family="paragraph" style:parent-style-name="Standard">
      <style:paragraph-properties fo:margin-left="0cm" fo:margin-right="0cm" fo:line-height="150%" fo:text-align="center" style:justify-single-word="false" fo:hyphenation-ladder-count="no-limit" fo:text-indent="0cm" style:auto-text-indent="false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P40" style:family="paragraph" style:parent-style-name="Standard">
      <style:paragraph-properties loext:contextual-spacing="false" fo:margin-left="0.406cm" fo:margin-right="0.482cm" fo:margin-top="0cm" fo:margin-bottom="0cm" fo:line-height="150%" fo:text-align="center" style:justify-single-word="false" fo:hyphenation-ladder-count="no-limit" fo:text-indent="0cm" style:auto-text-indent="false" fo:background-color="transparent" fo:padding="0.051cm" fo:border-left="none" fo:border-right="none" fo:border-top="0.035cm solid #579d1c" fo:border-bottom="0.035cm solid #579d1c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41" style:family="paragraph" style:parent-style-name="Standard" style:master-page-name="">
      <style:paragraph-properties loext:contextual-spacing="false" fo:margin-left="0.406cm" fo:margin-right="0.482cm" fo:margin-top="0cm" fo:margin-bottom="0cm" fo:line-height="150%" fo:text-align="center" style:justify-single-word="false" fo:hyphenation-ladder-count="no-limit" fo:text-indent="0cm" style:auto-text-indent="false" style:page-number="auto" fo:background-color="transparent" fo:padding="0.051cm" fo:border-left="none" fo:border-right="none" fo:border-top="0.035cm solid #579d1c" fo:border-bottom="0.035cm solid #579d1c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42" style:family="paragraph" style:parent-style-name="Standard">
      <style:paragraph-properties fo:margin-left="0.953cm" fo:margin-right="0.635cm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venir Next Condensed" fo:hyphenate="false" fo:hyphenation-remain-char-count="0" fo:hyphenation-push-char-count="0"/>
    </style:style>
    <style:style style:name="P43" style:family="paragraph" style:parent-style-name="Standard" style:master-page-name="">
      <style:paragraph-properties fo:margin-left="0.953cm" fo:margin-right="0.635cm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venir Next Condensed" fo:hyphenate="false" fo:hyphenation-remain-char-count="0" fo:hyphenation-push-char-count="0"/>
    </style:style>
    <style:style style:name="T1" style:family="text">
      <style:text-properties fo:color="#ff8080" style:font-name="Chalkduster1" fo:font-size="36pt" style:font-size-asian="36pt" style:font-size-complex="36pt"/>
    </style:style>
    <style:style style:name="T2" style:family="text">
      <style:text-properties fo:color="#ffff66" style:font-name="Apple SD Gothic Neo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ffff66" style:font-name="Apple SD Gothic Neo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color="#ffff66" style:font-name="Apple SD Gothic Neo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5" style:family="text">
      <style:text-properties fo:color="#ffff66" fo:font-size="15pt" style:font-size-asian="15pt" style:font-size-complex="15pt"/>
    </style:style>
    <style:style style:name="T6" style:family="text">
      <style:text-properties fo:color="#ffff66" style:font-name="Chalkduster" fo:font-size="15pt" style:font-size-asian="15pt" style:font-size-complex="15pt"/>
    </style:style>
    <style:style style:name="T7" style:family="text">
      <style:text-properties fo:color="#ffcc99" style:font-name="Chalkduster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color="#ffcc99" style:font-name="Apple SD Gothic Neo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cc99" style:font-name="Apple SD Gothic Neo"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color="#ffcc99" style:font-name="Apple SD Gothic Neo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ffcc99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ffcc99" fo:font-size="14pt" style:font-size-asian="14pt" style:font-size-complex="14pt"/>
    </style:style>
    <style:style style:name="T13" style:family="text">
      <style:text-properties fo:color="#ffcc99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Apple SD Gothic Neo" fo:font-size="15pt" fo:font-weight="normal" style:font-size-asian="15pt" style:font-weight-asian="normal" style:font-size-complex="15pt" style:font-weight-complex="normal"/>
    </style:style>
    <style:style style:name="T16" style:family="text">
      <style:text-properties fo:color="#000000" style:font-name="Apple SD Gothic Neo" fo:font-size="15pt" fo:font-weight="normal" style:font-size-asian="15pt" style:font-weight-asian="normal" style:font-size-complex="15pt" style:font-weight-complex="normal"/>
    </style:style>
    <style:style style:name="T17" style:family="text">
      <style:text-properties fo:color="#000000" fo:font-size="15pt" style:font-size-asian="15pt" style:font-size-complex="15pt"/>
    </style:style>
    <style:style style:name="T18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color="#ffffff" style:font-name="Apple SD Gothic Neo" fo:font-size="44pt" style:font-size-asian="38.5pt" style:font-size-complex="44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ffcccc" style:font-name="Chalkduster" fo:font-size="16pt" style:font-size-asian="16pt" style:font-size-complex="16pt"/>
    </style:style>
    <style:style style:name="T22" style:family="text">
      <style:text-properties fo:color="#ff9999"/>
    </style:style>
    <style:style style:name="T23" style:family="text">
      <style:text-properties fo:color="#ff9999" style:font-name="Chalkduster"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color="#ff9999" style:font-name="Chalkduster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 loext:char-shading-value="0"/>
    </style:style>
    <style:style style:name="T25" style:family="text">
      <style:text-properties fo:color="#ff9999" style:font-name="Chalkduster" fo:font-size="16pt" style:font-size-asian="16pt" style:font-size-complex="16pt"/>
    </style:style>
    <style:style style:name="T26" style:family="text">
      <style:text-properties fo:color="#ff9999" style:font-name="Chalkduster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color="#ff9999" style:font-name="Chalkduster"/>
    </style:style>
    <style:style style:name="T28" style:family="text">
      <style:text-properties fo:color="#ffff99" style:font-name="Chalkduster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 loext:char-shading-value="0"/>
    </style:style>
    <style:style style:name="T29" style:family="text">
      <style:text-properties fo:color="#ffffcc" style:font-name="Apple SD Gothic Neo" fo:font-size="15pt" fo:font-weight="normal" style:font-size-asian="15pt" style:font-weight-asian="normal" style:font-size-complex="15pt" style:font-weight-complex="normal"/>
    </style:style>
    <style:style style:name="T30" style:family="text">
      <style:text-properties fo:color="#ffff00"/>
    </style:style>
    <style:style style:name="T31" style:family="text">
      <style:text-properties style:font-name="Chalkduste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Absatz-Standardschriftart"><text:span text:style-name="T19"/></text:span></text:p>
      <text:p text:style-name="P3"><text:span text:style-name="Absatz-Standardschriftart"><text:span text:style-name="T1">Biodanza für Schwangere</text:span></text:span></text:p>
      <text:p text:style-name="P3"><text:span text:style-name="Absatz-Standardschriftart"><text:span text:style-name="T2"/></text:span></text:p>
      <text:p text:style-name="P3"><text:span text:style-name="Absatz-Standardschriftart"><text:span text:style-name="T3">Ganzheitliche Geburtsvorbereitung durch Tanzen</text:span></text:span></text:p>
      <text:p text:style-name="P3"><text:span text:style-name="Absatz-Standardschriftart"><text:span text:style-name="T2"/></text:span></text:p>
      <text:p text:style-name="P4"><draw:frame draw:style-name="fr1" draw:name="Grafik2" text:anchor-type="as-char" svg:width="10.047cm" svg:height="9.502cm" draw:z-index="0"><draw:image xlink:href="Pictures/100002010000022E00000251F288A1F4.png" xlink:type="simple" xlink:show="embed" xlink:actuate="onLoad"/></draw:frame></text:p>
      <text:p text:style-name="P4"/>
      <text:p text:style-name="P3"><text:span text:style-name="Absatz-Standardschriftart"><text:span text:style-name="T24">Eine wunderbare Reise zu </text:span></text:span><text:span text:style-name="Absatz-Standardschriftart"><text:span text:style-name="T28">DIR</text:span></text:span><text:span text:style-name="Absatz-Standardschriftart"><text:span text:style-name="T24"> und deinem Kind</text:span></text:span></text:p>
      <text:p text:style-name="P6"><text:span text:style-name="Absatz-Standardschriftart"><text:span text:style-name="T4"/></text:span></text:p>
      <text:p text:style-name="P7"><text:span text:style-name="Absatz-Standardschriftart"><text:span text:style-name="T8">Tanzen</text:span></text:span><text:span text:style-name="Absatz-Standardschriftart"><text:span text:style-name="T9"> ist die uralte Kunst, große Ereignisse emotional zu bewältigen. Und doch ist es kinderleicht. Denn es bedeutet schlicht, sich </text:span></text:span><text:span text:style-name="Absatz-Standardschriftart"><text:span text:style-name="T8">authentisch</text:span></text:span><text:span text:style-name="Absatz-Standardschriftart"><text:span text:style-name="T9"> auszudrücken - das was innen ist, durch </text:span></text:span><text:span text:style-name="Absatz-Standardschriftart"><text:span text:style-name="T8">natürliche Bewegungen</text:span></text:span><text:span text:style-name="Absatz-Standardschriftart"><text:span text:style-name="T9"> nach außen hin zu manifes­tieren. Ästhetik, Sportlichkeit, spezielle Schritte oder Choreografien sind hierbei gar nicht gefragt.</text:span></text:span></text:p>
      <text:p text:style-name="P8"><text:span text:style-name="Absatz-Standardschriftart"><text:span text:style-name="T15"/></text:span></text:p>
      <text:p text:style-name="P9"><text:span text:style-name="Absatz-Standardschriftart"><text:span text:style-name="T23">Jede Schwangere kann tanzen!</text:span></text:span></text:p>
      <text:p text:style-name="P8"><text:span text:style-name="Absatz-Standardschriftart"><text:span text:style-name="T16"/></text:span></text:p>
      <text:p text:style-name="P8"><text:span text:style-name="Absatz-Standardschriftart"><text:span text:style-name="T8">Ohne Anstrengung</text:span></text:span><text:span text:style-name="Absatz-Standardschriftart"><text:span text:style-name="T9">, nur mit Freude und Leichtigkeit.</text:span></text:span></text:p>
      <text:p text:style-name="P8"><text:span text:style-name="Absatz-Standardschriftart"><text:span text:style-name="T8"/></text:span></text:p>
      <text:p text:style-name="P8"><text:span text:style-name="Absatz-Standardschriftart"><text:span text:style-name="T8">Gemeinsam</text:span></text:span><text:span text:style-name="Absatz-Standardschriftart"><text:span text:style-name="T9"> mit anderen Schwangeren tanzt du in einem geschützten Rahmen sprichwörtlich durch „</text:span></text:span><text:span text:style-name="Absatz-Standardschriftart"><text:span text:style-name="T8">alle Höhen und Tiefen</text:span></text:span><text:span text:style-name="Absatz-Standardschriftart"><text:span text:style-name="T9">“ deiner Schwangerschaft - immer mit dem Fokus auf deinen sich wandelnden </text:span></text:span><text:span text:style-name="Absatz-Standardschriftart"><text:span text:style-name="T8">Körper</text:span></text:span><text:span text:style-name="Absatz-Standardschriftart"><text:span text:style-name="T9">, dein Erleben im Hier und Jetzt und den Ausdruck deiner inneren </text:span></text:span><text:span text:style-name="Absatz-Standardschriftart"><text:span text:style-name="T8">Impulse</text:span></text:span><text:span text:style-name="Absatz-Standardschriftart"><text:span text:style-name="T9">... Die Musik und das Tanzen unter liebevoller Anleitung sollen deine natürlichen Potentiale anregen und zu voller Blüte bringen. Mit </text:span></text:span><text:span text:style-name="Absatz-Standardschriftart"><text:span text:style-name="T8">Biodanza</text:span></text:span><text:span text:style-name="Absatz-Standardschriftart"><text:span text:style-name="T9"> möchte ich dir helfen, während der </text:span></text:span><text:span text:style-name="Absatz-Standardschriftart"><text:span text:style-name="T8">Geburt</text:span></text:span><text:span text:style-name="Absatz-Standardschriftart"><text:span text:style-name="T9"> mit den starken Körperer­fahrungen </text:span></text:span><text:span text:style-name="Absatz-Standardschriftart"><text:span text:style-name="T8">umzugehen </text:span></text:span><text:span text:style-name="Absatz-Standardschriftart"><text:span text:style-name="T9">und sie</text:span></text:span><text:span text:style-name="Absatz-Standardschriftart"><text:span text:style-name="T8"> </text:span></text:span><text:span text:style-name="Absatz-Standardschriftart"><text:span text:style-name="T9">in eine</text:span></text:span><text:span text:style-name="Absatz-Standardschriftart"><text:span text:style-name="T8"> kraftvolle, authentisch gelebte Erfahrung </text:span></text:span><text:span text:style-name="Absatz-Standardschriftart"><text:span text:style-name="T9">zu verwandeln. </text:span></text:span></text:p>
      <text:p text:style-name="P10"><text:span text:style-name="Absatz-Standardschriftart"><text:span text:style-name="T9"/></text:span></text:p>
      <text:p text:style-name="P11"><text:span text:style-name="Absatz-Standardschriftart"><text:span text:style-name="T9">Dabei ist es </text:span></text:span><text:span text:style-name="Absatz-Standardschriftart"><text:span text:style-name="T8">ganz egal in welcher Woche du anfängst.</text:span></text:span><text:span text:style-name="Absatz-Standardschriftart"><text:span text:style-name="T9"> </text:span></text:span></text:p>
      <text:p text:style-name="P11"><text:span text:style-name="Absatz-Standardschriftart"><text:span text:style-name="T16"/></text:span></text:p>
      <text:p text:style-name="P29"><text:span text:style-name="Absatz-Standardschriftart"><text:span text:style-name="T23">Eine Geburt ist ein einzigartiges Geschehen.</text:span></text:span></text:p>
      <text:p text:style-name="P30"><text:span text:style-name="Absatz-Standardschriftart"><text:span text:style-name="T23"><text:s/></text:span></text:span></text:p>
      <text:p text:style-name="P30"><text:soft-page-break/><text:span text:style-name="Absatz-Standardschriftart"><text:span text:style-name="T23">So einzigartig wie du selbst.</text:span></text:span></text:p>
      <text:p text:style-name="P14"><text:span text:style-name="Absatz-Standardschriftart"><text:span text:style-name="T16"/></text:span></text:p>
      <text:p text:style-name="P15"><text:span text:style-name="Absatz-Standardschriftart"><text:span text:style-name="T9">Die </text:span></text:span><text:span text:style-name="Absatz-Standardschriftart"><text:span text:style-name="T8">besondere Musik</text:span></text:span><text:span text:style-name="Absatz-Standardschriftart"><text:span text:style-name="T9"> und die Bewegungen in Biodanza werden dir dabei helfen, die für </text:span></text:span><text:span text:style-name="Absatz-Standardschriftart"><text:span text:style-name="T8">D I C H </text:span></text:span><text:span text:style-name="Absatz-Standardschriftart"><text:span text:style-name="T9">und </text:span></text:span><text:span text:style-name="Absatz-Standardschriftart"><text:span text:style-name="T8">D E I N E</text:span></text:span><text:span text:style-name="Absatz-Standardschriftart"><text:span text:style-name="T9"> Geburt richtigen, essenziellen Bewegungen auf ganz natürliche, organische Weise aus dir heraus zu entwickeln </text:span></text:span></text:p>
      <text:p text:style-name="P16"><text:span text:style-name="Absatz-Standardschriftart"><text:span text:style-name="T9">und zu genießen. </text:span></text:span></text:p>
      <text:p text:style-name="P17"><text:span text:style-name="Absatz-Standardschriftart"><text:span text:style-name="T9"/></text:span></text:p>
      <text:p text:style-name="P17"><text:span text:style-name="Absatz-Standardschriftart"><text:span text:style-name="T8">Ängste</text:span></text:span><text:span text:style-name="Absatz-Standardschriftart"><text:span text:style-name="T9"> und Blockaden können den Geburtsverlauf <text:s/>ungünstig beeinflussen. Deshalb widmen wir uns ganz besonders dieser Thematik. Die Tänze und Übungen werden von mir sehr sorgfältig so ausgewählt, dass </text:span></text:span><text:span text:style-name="Absatz-Standardschriftart"><text:span text:style-name="T8">dein Urvertrauen</text:span></text:span><text:span text:style-name="Absatz-Standardschriftart"><text:span text:style-name="T9"> in deine natürliche Fähigkeit, zu gebären, ge</text:span></text:span><text:span text:style-name="Absatz-Standardschriftart"><text:span text:style-name="T8">stärkt wird</text:span></text:span><text:span text:style-name="Absatz-Standardschriftart"><text:span text:style-name="T9">. In Biodanza lernst Du Dich in Deinem ganz eigenen Rhythmus zu bewegen und ihm zu vertrauen – und damit, dich im Tanz auf ganz individuelle, natürliche Weise emotional und körperlich vorzubereiten für deine Geburt. Aber auch auf das, was danach kommt: </text:span></text:span></text:p>
      <text:p text:style-name="P17"><text:span text:style-name="Absatz-Standardschriftart"><text:span text:style-name="T9">Dein Leben mit einem wunderbaren Wesen, deinem Kind!</text:span></text:span></text:p>
      <text:p text:style-name="P11"><text:span text:style-name="Absatz-Standardschriftart"><text:span text:style-name="T29"/></text:span></text:p>
      <text:p text:style-name="P11"><text:span text:style-name="Absatz-Standardschriftart"><text:span text:style-name="T9">Nach dem Kurs wirst du dich in deinem Körper mehr zuhause fühlen, um dadurch gestärkt und vertrauensvol­ler in eine </text:span></text:span><text:span text:style-name="Absatz-Standardschriftart"><text:span text:style-name="T8">selbstbestimmte Geburt</text:span></text:span><text:span text:style-name="Absatz-Standardschriftart"><text:span text:style-name="T9"> starten zu können. </text:span></text:span></text:p>
      <text:p text:style-name="P11"><text:span text:style-name="Absatz-Standardschriftart"><text:span text:style-name="T9"/></text:span></text:p>
      <text:p text:style-name="P13">Ähnlich wie bei Atem-, Achtsamkeits- oder Hypnose­übungen im HypnoBirthing geht es in Biodanza darum, dich nach innen zu wenden – hier aber in Verbindung mit <text:span text:style-name="T14">freudvoller, authentischer, natürlicher Bewegung</text:span> - und in einem <text:span text:style-name="T14">liebevollen, schützenden </text:span><text:span text:style-name="T20">und</text:span><text:span text:style-name="T14"> nährenden Kreis</text:span><text:span text:style-name="T20"> mit anderen Frauen</text:span>, die auf dem gleichen Weg sind, wie du!</text:p>
      <text:p text:style-name="P12"/>
      <text:p text:style-name="P12"><text:soft-page-break/></text:p>
      <text:p text:style-name="P18"><text:span text:style-name="Absatz-Standardschriftart"><text:span text:style-name="T26">Komm mit auf die Entdeckungsreise<text:line-break/>zu dir und deinem Kind!</text:span></text:span></text:p>
      <text:p text:style-name="P5"><text:span text:style-name="Absatz-Standardschriftart"><text:span text:style-name="T7"><draw:frame draw:style-name="fr2" draw:name="Grafik1" text:anchor-type="as-char" svg:y="0cm" svg:width="12.882cm" svg:height="7.583cm" draw:z-index="1"><draw:image xlink:href="Pictures/10000000000004B00000031B341F608C.jpg" xlink:type="simple" xlink:show="embed" xlink:actuate="onLoad"/></draw:frame></text:span></text:span></text:p>
      <text:p text:style-name="P32"><text:span text:style-name="Absatz-Standardschriftart"><text:span text:style-name="T10">Für Biodanza brauchst du keine Vorkenntnisse.</text:span></text:span></text:p>
      <text:p text:style-name="P31"><text:span text:style-name="Absatz-Standardschriftart"><text:span text:style-name="T10"><text:line-break/></text:span></text:span><text:span text:style-name="T11">Kurse in Basel, Freiburg und Müllheim</text:span><text:span text:style-name="T18"><text:line-break/></text:span></text:p>
      <text:list xml:id="list3140970988995240197" text:style-name="L1">
        <text:list-header>
          <text:p text:style-name="P34">Ein schönes Geschenk, dass du dir und deinem Kind machen kannst, </text:p>
          <text:p text:style-name="P36">ist auch eine speziell auf deine Bedürfnisse abgestimmte</text:p>
          <text:p text:style-name="P38"><text:span text:style-name="T31">EINZELSITZUNG</text:span> </text:p>
        </text:list-header>
      </text:list>
      <text:p text:style-name="P23">Das ist eine wunderbare Gelegenheit, dich auf besonders tiefe Weise mit deinem Kind zu verbinden.</text:p>
      <text:p text:style-name="P26"><text:soft-page-break/><text:span text:style-name="T31">Sprich oder schreib mich einfach an!</text:span> </text:p>
      <text:p text:style-name="P21"/>
      <text:p text:style-name="P20">UNSER NÄCHSTER TANZ FINDET STATT</text:p>
      <text:p text:style-name="P19"/>
      <text:p text:style-name="P24">SONNTAG, 1. JULI <text:s/></text:p>
      <text:p text:style-name="P19">von 10 – ca. 11.30 UHR </text:p>
      <text:p text:style-name="P22">in den räumen für körper, geist und seele (mitte3)</text:p>
      <text:p text:style-name="P25">unternehmen mitte, BASEL</text:p>
      <text:p text:style-name="P35">Du bist herzlich willkommen in unserem Kreis!</text:p>
      <text:p text:style-name="P39"/>
      <text:p text:style-name="P37"/>
      <text:p text:style-name="P37"/>
      <text:p text:style-name="P41"><text:span text:style-name="T25"/></text:p>
      <text:p text:style-name="P40"><text:span text:style-name="T25">Anmeldung und Beratung:</text:span><text:span text:style-name="T21"><text:line-break/></text:span><text:a xlink:type="simple" xlink:href="mailto:Angela.Fauvel@gmx.de?subject=Biodanza%20-%20Anmeldung%20und%20Termine" text:style-name="Internet_20_link" text:visited-style-name="Visited_20_Internet_20_Link"><text:span text:style-name="T30">Angela.Fauvel@gmx.de</text:span></text:a><text:span text:style-name="T5"> </text:span><text:span text:style-name="T17">/ </text:span><text:span text:style-name="T6">+49–176–96 899 307</text:span></text:p>
      <text:p text:style-name="P27"/>
      <text:p text:style-name="P27"/>
      <text:p text:style-name="P27"><text:soft-page-break/><draw:frame draw:style-name="fr3" draw:name="Grafik3" text:anchor-type="as-char" svg:width="13.213cm" svg:height="8.752cm" draw:z-index="2"><draw:image xlink:href="Pictures/1000000000000640000004243EED2303.jpg" xlink:type="simple" xlink:show="embed" xlink:actuate="onLoad"/></draw:frame></text:p>
      <text:p text:style-name="P27"/>
      <text:p text:style-name="P28"><text:span text:style-name="T27">Über mich:</text:span> </text:p>
      <text:p text:style-name="P43"><text:span text:style-name="T12">Von Beruf Lehrerin, tanze ich seit vielen Jahren leidenschaftlich Biodanza und bin ausgebildete Biodanzafacilitatorin (unter Supervision von Dipl.Psych. Hildegard Peñaloza von der Biodanza-Schule Freiburg). </text:span></text:p>
      <text:p text:style-name="P42"><text:span text:style-name="T12"/></text:p>
      <text:p text:style-name="P42"><text:span text:style-name="T12">Ich bin Mutter dreier Kinder und habe viel Erfahrung rund um (Tanz und) Schwangerschaft, (Allein- und Haus-)Geburt sowie Leben mit Kindern und Familie. </text:span><text:span text:style-name="Absatz-Standardschriftart"><text:span text:style-name="T13">Mit Freude und Sensibilität begleite ich dich liebevoll durch die Schwangerschaft und auf deinem Weg in dein Leben als Mutte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pitch="variable" style:font-charset="x-symbol"/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1" svg:font-family="Chalkduster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3pt" style:font-size-asian="13pt" style:font-size-complex="13pt"/>
    </style:style>
    <style:style style:name="MP2" style:family="paragraph" style:parent-style-name="Footer">
      <style:text-properties fo:font-size="15pt" style:font-size-asian="15pt" style:font-size-complex="1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style:shadow="none" fo:background-color="#99006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adjustment="left" style:rel-width="33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meta:initial-creator>Angela Fauvel</meta:initial-creator>
    <meta:creation-date>2018-04-14T07:39:00Z</meta:creation-date>
    <dc:date>2018-06-25T12:49:15</dc:date>
    <meta:editing-cycles>82</meta:editing-cycles>
    <meta:editing-duration>P26DT8H43M16S</meta:editing-duration>
    <meta:printed-by>Angela Fauvel</meta:printed-by>
    <meta:print-date>2018-04-27T12:13:58</meta:print-date>
    <dc:creator>Angela Fauvel</dc:creator>
    <meta:document-statistic meta:table-count="0" meta:image-count="3" meta:object-count="0" meta:page-count="8" meta:paragraph-count="38" meta:word-count="552" meta:character-count="3684"/>
    <meta:template xlink:type="simple" xlink:actuate="onRequest" xlink:title="" xlink:href="../../../../../../../angela/Desktop/Biodanza%20für%20Schwangere_VS_Angela_Vorschläge_14.04.18.odt/Normal"/>
  </office:meta>
</office:document-meta>
</file>